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0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0.9cm" svg:height="0.9cm" svg:x="11.2cm" svg:y="3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9cm" svg:height="0.9cm" svg:x="8.7cm" svg:y="3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9cm" svg:height="0.9cm" svg:x="8.7cm" svg:y="6.4cm">
          <text:p text:style-name="P1"><text:span text:style-name="T1">v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9cm" svg:height="0.9cm" svg:x="11.2cm" svg:y="6.4cm">
          <text:p text:style-name="P1"><text:span text:style-name="T1">v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6cm" svg:y1="3.45cm" svg:x2="11.2cm" svg:y2="3.45cm" draw:start-shape="id1" draw:start-glue-point="10" draw:end-shape="id2" draw:end-glue-point="6" svg:d="m9600 3450h1600" svg:viewBox="0 0 1601 1">
          <text:p/>
        </draw:connector>
        <draw:connector draw:style-name="gr2" draw:text-style-name="P1" draw:layer="layout" draw:type="line" svg:x1="9.469cm" svg:y1="3.769cm" svg:x2="11.331cm" svg:y2="6.531cm" draw:start-shape="id1" draw:start-glue-point="9" draw:end-shape="id3" draw:end-glue-point="5" svg:d="m9469 3769 1862 2762" svg:viewBox="0 0 1863 2763">
          <text:p/>
        </draw:connector>
        <draw:connector draw:style-name="gr2" draw:text-style-name="P1" draw:layer="layout" draw:type="line" svg:x1="9.469cm" svg:y1="6.531cm" svg:x2="11.331cm" svg:y2="3.769cm" draw:start-shape="id4" draw:start-glue-point="11" draw:end-shape="id2" draw:end-glue-point="7" svg:d="m9469 6531 1862-2762" svg:viewBox="0 0 1863 2763">
          <text:p/>
        </draw:connector>
        <draw:connector draw:style-name="gr2" draw:text-style-name="P1" draw:layer="layout" draw:type="line" svg:x1="9.6cm" svg:y1="6.85cm" svg:x2="11.2cm" svg:y2="6.85cm" draw:start-shape="id4" draw:start-glue-point="10" draw:end-shape="id3" draw:end-glue-point="6" svg:d="m9600 6850h1600" svg:viewBox="0 0 1601 1">
          <text:p/>
        </draw:connector>
        <draw:connector draw:style-name="gr2" draw:text-style-name="P1" draw:layer="layout" draw:type="line" svg:x1="9.15cm" svg:y1="3.9cm" svg:x2="9.15cm" svg:y2="6.4cm" draw:start-shape="id1" draw:start-glue-point="8" draw:end-shape="id4" draw:end-glue-point="4" svg:d="m9150 3900v2500" svg:viewBox="0 0 1 2501">
          <text:p/>
        </draw:connector>
        <draw:frame draw:style-name="gr3" draw:text-style-name="P3" draw:layer="layout" svg:width="0.9cm" svg:height="0.85cm" svg:x="10.9cm" svg:y="4.45cm">
          <draw:text-box>
            <text:p><text:span text:style-name="T1">2</text:span></text:p>
          </draw:text-box>
        </draw:frame>
        <draw:frame draw:style-name="gr4" draw:text-style-name="P3" draw:layer="layout" svg:width="0.9cm" svg:height="0.645cm" svg:x="10.1cm" svg:y="2.8cm">
          <draw:text-box>
            <text:p><text:span text:style-name="T1">1</text:span></text:p>
          </draw:text-box>
        </draw:frame>
        <draw:frame draw:style-name="gr5" draw:text-style-name="P3" draw:layer="layout" svg:width="0.9cm" svg:height="0.75cm" svg:x="8.4cm" svg:y="4.7cm">
          <draw:text-box>
            <text:p><text:span text:style-name="T1">7</text:span></text:p>
          </draw:text-box>
        </draw:frame>
        <draw:frame draw:style-name="gr6" draw:text-style-name="P3" draw:layer="layout" svg:width="0.9cm" svg:height="0.645cm" svg:x="10.2cm" svg:y="5.45cm">
          <draw:text-box>
            <text:p><text:span text:style-name="T1">2</text:span></text:p>
          </draw:text-box>
        </draw:frame>
        <draw:frame draw:style-name="gr6" draw:text-style-name="P3" draw:layer="layout" svg:width="0.9cm" svg:height="0.645cm" svg:x="10.1cm" svg:y="6.855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Niesz</meta:initial-creator>
    <meta:creation-date>2014-11-18T18:36:56</meta:creation-date>
    <dc:date>2014-11-18T21:21:23</dc:date>
    <dc:creator>Ignacio Niesz</dc:creator>
    <meta:editing-duration>P0D</meta:editing-duration>
    <meta:editing-cycles>5</meta:editing-cycles>
    <meta:generator>LibreOffice/3.5$Linux_X86_64 LibreOffice_project/350m1$Build-2</meta:generator>
    <meta:document-statistic meta:object-count="14"/>
  </office:meta>
</office:document-meta>
</file>